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f285" officeooo:paragraph-rsid="0015f285"/>
    </style:style>
    <style:style style:name="P2" style:family="paragraph" style:parent-style-name="Text_20_body">
      <style:text-properties officeooo:rsid="0015f285" officeooo:paragraph-rsid="0015f285"/>
    </style:style>
    <style:style style:name="P3" style:family="paragraph" style:parent-style-name="Text_20_body">
      <style:paragraph-properties fo:break-before="page"/>
      <style:text-properties officeooo:rsid="0015f285" officeooo:paragraph-rsid="0015f285"/>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 1 </text:p>
      <text:p text:style-name="P1"/>
      <text:p text:style-name="P2">La gestion de projet : La gestion de projet est un processus qui vise à guider un projet depuis sa conception jusqu'à sa réalisation. Les projets peuvent être temporaires, avec des objectifs spécifiques à atteindre. Dans le contexte des projets informatiques, cela peut inclure des activités telles que la conception, le développement, les tests, la gestion et le support d'un logiciel ou d'un système informatique.</text:p>
      <text:p text:style-name="Text_20_body">Objectifs de la gestion de projet : Les principaux objectifs de la gestion de projet sont de respecter les objectifs commerciaux, la qualité, les délais et les coûts. Cela signifie que le projet doit être aligné sur les objectifs globaux de l'entreprise, respecter les normes de qualité définies, être livré dans les délais prévus et respecter le budget alloué.</text:p>
      <text:p text:style-name="Text_20_body">Facteurs organisationnels : La réussite d'un projet dépend souvent de facteurs organisationnels tels que la culture d'entreprise, la structure organisationnelle, la communication interne, la collaboration entre les équipes et la gestion des ressources. Il est important de prendre en compte ces facteurs pour assurer une gestion de projet efficace.</text:p>
      <text:p text:style-name="Text_20_body">Méthodes de conduite : Il existe différentes méthodes de conduite de projet, telles que la méthode en cascade, la méthode agile, la méthode Scrum, etc. Il est important de sélectionner la méthode la plus appropriée en fonction des caractéristiques du projet, des besoins de l'entreprise et des équipes impliquées.</text:p>
      <text:p text:style-name="Text_20_body">Plan de gestion : La mise en place d'un plan de gestion de projet est essentielle pour définir les objectifs, les ressources nécessaires, les délais, les risques et les étapes du projet. Un plan de gestion bien élaboré permet de coordonner les activités, de surveiller les progrès et de prendre des décisions éclairées tout au long du projet.</text:p>
      <text:p text:style-name="Text_20_body">Maîtrise des changements : Les projets peuvent être sujets à des changements de scope, de budget, de délais, etc. Il est important de mettre en place des processus de gestion des changements pour anticiper, gérer et contrôler les modifications apportées au projet afin de minimiser les impacts négatifs sur la réussite du projet.</text:p>
      <text:p text:style-name="Text_20_body">Indicateurs de réussite d'un projet : La réussite d'un projet est mesurée par la qualité du produit livré, le respect des délais et du budget, ainsi que la satisfaction du client. Ces indicateurs sont importants pour évaluer la performance du projet et déterminer s'il a atteint ses objectifs.</text:p>
      <text:p text:style-name="Text_20_body">Acteurs d'un projet : Un projet implique généralement divers acteurs tels que la maîtrise d'ouvrage (MOA), qui est responsable de définir les besoins du projet ; la maîtrise d'œuvre (MOE), qui est responsable de la conception et de la réalisation du projet ; les comités de suivi, de pilotage et de direction, qui assurent la supervision et la gouvernance du projet ; et les différents responsables de domaines tels que l'architecture, l'analyse, le développement et les tests, qui sont responsables de l'exécution des activités spécifiques du projet.</text:p>
      <text:p text:style-name="Text_20_body">Activités de gestion et de support : Outre les activités de conception, de développement et de tests, la gestion de projet informatique peut également inclure d'autres domaines tels que la documentation, la traduction, la formation et l'assistance. La documentation consiste à créer des documents techniques, des manuels d'utilisation, des guides de référence, etc. pour faciliter l'utilisation et la maintenance du produit informatique. La traduction peut être nécessaire si le projet est destiné à être déployé dans des régions ou des pays où une traduction locale est requise. La <text:soft-page-break/>formation vise à former les utilisateurs finaux du produit afin qu'ils puissent l'utiliser efficacement. L'assistance concerne le soutien continu aux utilisateurs finaux, notamment la résolution de problèmes, la maintenance et les mises à jour du produit.</text:p>
      <text:p text:style-name="Text_20_body">Environnements de travail pour les informaticiens : Les informaticiens peuvent travailler dans différents types d'organisations, tels qu'une entreprise disposant d'un service informatique interne, une société de services en informatique (SSII) qui fournit des services informatiques à des clients externes, ou un éditeur de logiciels qui développe et commercialise des produits logiciels. Chaque environnement de travail a ses propres défis et exigences, et la gestion de projet peut varier en fonction du contexte spécifique.</text:p>
      <text:p text:style-name="Text_20_body">En résumé, la gestion de projet dans le domaine informatique englobe un processus visant à guider un projet depuis sa conception à sa réalisation, en respectant les objectifs commerciaux, la qualité, les délais et les coûts. Elle nécessite de prendre en compte différents facteurs organisationnels, de sélectionner une méthode de conduite appropriée, d'établir un plan de gestion et de maîtriser les changements. La réussite d'un projet est mesurée par la qualité du produit, le respect des délais et du budget, ainsi que la satisfaction du client. Elle implique la coordination de différents acteurs et peut englober des activités de gestion, de support et d'autres domaines tels que la documentation, la traduction, la formation et l'assistance. Les informaticiens peuvent travailler dans divers environnements de travail tels qu'une entreprise interne, une SSII ou un éditeur de logiciels, chacun avec ses propres exigences en matière de gestion de projet.</text:p>
      <text:p text:style-name="Text_20_body"/>
      <text:p text:style-name="P2">Doc 2</text:p>
      <text:p text:style-name="P2">Le texte présente plusieurs notions importantes liées à la gestion et à la conduite de projets informatiques. Voici une explication approfondie de ces notions :</text:p>
      <text:list text:style-name="L1">
        <text:list-item>
          <text:p text:style-name="P4">Méthode systémique : La méthode systémique est une approche de gestion de projet qui considère le projet comme un système complexe, composé de différents éléments interconnectés. Elle vise à comprendre et à optimiser les interactions entre ces éléments pour atteindre les objectifs du projet de manière efficace. La méthode systémique met l'accent sur la compréhension des relations entre les parties prenantes du projet, la définition claire des objectifs et la prise en compte des impacts potentiels des décisions prises tout au long du projet.</text:p>
        </text:list-item>
        <text:list-item>
          <text:p text:style-name="P4">Approche fonctionnelle (Merise) : L'approche fonctionnelle, également connue sous le nom de Merise, est une méthode de modélisation des systèmes d'information qui se concentre sur la compréhension des besoins fonctionnels d'un projet informatique. Elle permet de modéliser les différentes entités, leurs relations et leurs interactions pour concevoir un système d'information cohérent et structuré. L'approche fonctionnelle met l'accent sur l'analyse des besoins des utilisateurs et sur la modélisation de leurs exigences fonctionnelles avant de passer à la conception technique du système d'information.</text:p>
        </text:list-item>
        <text:list-item>
          <text:p text:style-name="P4">Méthodes agiles (Unified Process, UML) : Les méthodes agiles sont des approches de gestion de projet qui mettent l'accent sur la flexibilité, la collaboration et l'adaptabilité aux changements. L'Unified Process et UML sont des exemples de méthodes agiles couramment utilisées. L'approche agile se caractérise par une approche itérative et incrémentale du développement de logiciels, avec une attention particulière portée à la satisfaction des <text:soft-page-break/>besoins du client, à la collaboration entre les membres de l'équipe et à la livraison régulière de fonctionnalités opérationnelles.</text:p>
        </text:list-item>
        <text:list-item>
          <text:p text:style-name="P4">Cycle de vie du logiciel : Le cycle de vie du logiciel représente les différentes phases d'un projet logiciel, de sa conception à sa mise en production et à sa maintenance ultérieure. Les modèles de cycle de vie en logiciel déterminent l'enchaînement des phases du projet et peuvent varier en fonction des besoins du projet. Les modèles de cycle de vie courants comprennent le modèle en cascade, le modèle en V et le modèle en spirale.</text:p>
        </text:list-item>
      </text:list>
      <text:list text:style-name="L2">
        <text:list-item>
          <text:p text:style-name="P5">Le modèle en cascade est un modèle séquentiel dans lequel chaque phase du projet (comme l'analyse, la conception, le développement, les tests, etc.) est réalisée dans un ordre prédéfini et les étapes suivantes ne commencent qu'après la fin des étapes précédentes.</text:p>
        </text:list-item>
        <text:list-item>
          <text:p text:style-name="P5">Le modèle en V est une variante du modèle en cascade dans laquelle les phases de validation sont intégrées parallèlement aux phases de développement. Cela signifie que les activités de validation et de vérification sont effectuées à chaque étape du développement.</text:p>
        </text:list-item>
        <text:list-item>
          <text:p text:style-name="P5">Le modèle en spirale est un modèle itératif dans lequel les phases de développement sont organisées en boucles itératives. Chaque itération permet d'améliorer progressivement le logiciel en se basant sur les retours d'expérience des itérations précédentes.</text:p>
        </text:list-item>
      </text:list>
      <text:list xml:id="list3112012115" text:style-name="L3">
        <text:list-item>
          <text:p text:style-name="P6">Principes généraux des méthodes agiles : Les méthodes agiles reposent sur certains principaux généraux qui sont :</text:p>
        </text:list-item>
      </text:list>
      <text:list text:style-name="L4">
        <text:list-item>
          <text:p text:style-name="P7">Satisfaction du client : L'accent est mis sur la compréhension et la satisfaction des besoins du client tout au long du projet. Les besoins du client sont pris en compte et les ajustements nécessaires sont effectués en conséquence pour garantir la satisfaction du client.</text:p>
        </text:list-item>
        <text:list-item>
          <text:p text:style-name="P7">Collaboration et communication : Les équipes de projet collaborent étroitement entre elles ainsi qu'avec le client et d'autres parties prenantes. Une communication ouverte et transparente est encouragée pour faciliter la compréhension des besoins et des attentes, et pour favoriser l'alignement de l'équipe sur les objectifs du projet.</text:p>
        </text:list-item>
        <text:list-item>
          <text:p text:style-name="P7">Fonctionnalité opérationnelle : Les méthodes agiles mettent l'accent sur la livraison régulière de fonctionnalités opérationnelles tout au long du projet. Cela permet de tester, de valider et d'ajuster rapidement les fonctionnalités en fonction des besoins du client et des retours d'expérience.</text:p>
        </text:list-item>
        <text:list-item>
          <text:p text:style-name="P7">Adaptation au changement : Les méthodes agiles reconnaissent que les besoins du client et les exigences du projet peuvent évoluer tout au long du projet. Elles encouragent la flexibilité et l'adaptabilité aux changements, permettant ainsi d'apporter des ajustements rapides en cas de besoin.</text:p>
        </text:list-item>
      </text:list>
      <text:p text:style-name="Text_20_body">En somme, le texte met en évidence différentes méthodes de gestion et de conduite de projets informatiques, dont la méthode systémique, l'approche fonctionnelle (Merise) et les méthodes agiles (Unified Process, UML). Il souligne également l'importance du cycle de vie du logiciel dans le choix d'une méthode, ainsi que les principes généraux des méthodes agiles, tels que la satisfaction du client, la collaboration, la fonctionnalité opérationnelle et l'adaptation au changement.</text:p>
      <text:list xml:id="list93842521658718" text:continue-list="list3112012115" text:style-name="L3">
        <text:list-header>
          <text:p text:style-name="P6"/>
        </text:list-header>
      </text:list>
      <text:p text:style-name="P3">Doc 3</text:p>
      <text:p text:style-name="P2">La gestion de projet et la normalisation des processus sont deux éléments clés pour garantir le succès des projets dans une organisation. Selon le rapport CHAOS, seulement 26% des projets sont couronnés de succès, ce qui souligne l'importance de mettre en place des méthodes et des normes pour améliorer la qualité des projets.</text:p>
      <text:p text:style-name="Text_20_body">La normalisation des processus consiste à définir, respecter et améliorer les processus logiciels dans le but d'atteindre un niveau optimal de qualité. Cela implique de mettre en place des référentiels qualité, tels que la norme ISO 9001 et le modèle CMMi, qui servent de guides pour les organisations dans la mise en œuvre de processus standardisés et de meilleures pratiques.</text:p>
      <text:p text:style-name="Text_20_body">La norme ISO 9001 est un système de management de la qualité internationalement reconnu qui vise à garantir la conformité d'un produit ou service aux exigences du client et aux réglementations applicables. Elle met l'accent sur la définition et la documentation des processus, la gestion des ressources, la mesure et l'analyse des performances, ainsi que l'amélioration continue des processus.</text:p>
      <text:p text:style-name="Text_20_body">Le modèle CMMi, quant à lui, est conçu pour évaluer et améliorer la maturité d'une entreprise en matière de gestion de projet, notamment dans le domaine du logiciel. Il se concentre sur cinq niveaux de maturité allant de la gestion de projet ad hoc à la gestion de projet optimisée et mesure la capacité de l'organisation à gérer de manière systématique et efficace ses projets.</text:p>
      <text:p text:style-name="Text_20_body">Les deux normes, ISO 9001 et CMMi, partagent des objectifs communs de qualité et d'amélioration continue, mais diffèrent en termes de périmètre, de mise en œuvre et d'accréditation. ISO 9001 se concentre sur la qualité des produits ou services, tandis que CMMi évalue la maturité de l'organisation en matière de gestion de projet. La mise en œuvre de ces normes peut nécessiter des efforts importants, mais elles peuvent aider les organisations à atteindre un niveau élevé de qualité dans leurs projets et processus.</text:p>
      <text:p text:style-name="Text_20_body">Pour garantir la qualité du logiciel, il est également important de prendre en compte les deux facettes de la qualité : la conformité avec la définition et la réponse aux attentes du client. Cela implique la mise en place de méthodes d'assurance qualité telles que l'examen critique des documents, les revues par les pairs, les inspections, les tests et la recherche avancée.</text:p>
      <text:p text:style-name="Text_20_body">En outre, pour améliorer la probabilité de réussite des projets, il est recommandé de créer une culture partagée au sein de l'organisation, où la qualité est valorisée et intégrée dans toutes les étapes du projet. L'utilisation de méthodes agiles, qui sont des approches flexibles et collaboratives de gestion de projet, peut également aider à améliorer la qualité et la réussite des projets.</text:p>
      <text:p text:style-name="Text_20_body">En résumé, la gestion de projet et la normalisation des processus sont des éléments clés pour garantir la réussite des projets. Les normes qualité telles que ISO 9001 et CMMi, ainsi que les méthodes d'assurance qualité, sont des outils importants pour atteindre des niveaux élevés de qualité dans les projets et processus. En mettant en place des normes de qualité et des processus normalisés, l'organisation peut améliorer la gestion de ses projets et minimiser les risques d'échec. Les avantages de la normalisation des processus incluent la réduction des erreurs, l'optimisation des ressources, l'amélioration de la communication et la garantie d'un niveau de qualité constant dans les projets.</text:p>
      <text:p text:style-name="Text_20_body">Une fois que les normes et les processus sont en place, il est essentiel de les surveiller et de les améliorer continuellement. Cela peut se faire en utilisant des techniques d'audit interne, d'évaluation des performances et de feedback des parties prenantes pour identifier les opportunités <text:soft-page-break/>d'amélioration et mettre en œuvre des actions correctives. L'amélioration continue des processus contribue à maintenir la qualité des projets et à s'adapter aux changements internes et externes à l'organisation.</text:p>
      <text:p text:style-name="Text_20_body">Il est également crucial de prendre en compte les attentes du client dans la gestion de la qualité du logiciel. Cela implique de comprendre les besoins et les exigences du client, de les documenter clairement et de s'assurer que le produit ou le service livré répond à ces attentes. La satisfaction du client est un indicateur clé de la qualité du projet et peut contribuer à la réussite à long terme de l'organisation.</text:p>
      <text:p text:style-name="Text_20_body">En utilisant des méthodes d'assurance qualité telles que l'examen critique des documents, les revues par les pairs, les inspections, les tests et la recherche avancée, l'organisation peut s'assurer que les produits ou services livrés sont conformes aux normes et aux attentes du client. Ces méthodes permettent de détecter les défauts, de les corriger rapidement et de garantir la qualité du logiciel tout au long du cycle de vie du projet.</text:p>
      <text:p text:style-name="Text_20_body">Enfin, la culture organisationnelle joue un rôle clé dans la gestion de la qualité et la réussite des projets. Il est important de créer une culture partagée où la qualité est valorisée par tous les membres de l'organisation, depuis la direction jusqu'aux membres de l'équipe projet. Une culture de la qualité encourage la responsabilité, l'engagement, la communication ouverte et la recherche constante d'amélioration.</text:p>
      <text:p text:style-name="Text_20_body">En conclusion, la gestion de projet et la normalisation des processus sont des éléments clés pour garantir la réussite des projets. Les normes qualité, tels que ISO 9001 et CMMi, ainsi que les méthodes d'assurance qualité et une culture organisationnelle axée sur la qualité, sont des éléments essentiels pour atteindre des niveaux élevés de qualité dans les projets et processus, et ainsi augmenter les chances de réussite des projets au sein de l'organisation.</text:p>
      <text:p text:style-name="Text_20_body"/>
      <text:p text:style-name="P2">Doc 4</text:p>
      <text:p text:style-name="P2">Le Plan d'Assurance Qualité (PAQ) est un document essentiel qui vise à garantir la qualité d'un produit ou d'un service en détaillant les dispositions particulières mises en place pour répondre aux exigences contractuelles en matière de qualité. Il est généralement élaboré par le chef de projet logiciel, bien qu'un spécialiste qualité puisse également apporter son assistance. Voici les notions importantes du texte :</text:p>
      <text:list xml:id="list3171988778" text:style-name="L5">
        <text:list-item>
          <text:p text:style-name="P8">Exigences contractuelles en matière de qualité : Le PAQ a pour objectif de décrire les mesures spécifiques qui seront mises en œuvre pour s'assurer que le produit ou le service répondra aux exigences contractuelles en matière de qualité. Cela peut inclure des normes de qualité spécifiques, des procédures de test, des méthodes d'assurance qualité, et d'autres dispositions visant à garantir que le produit ou le service est conforme aux attentes du client.</text:p>
        </text:list-item>
        <text:list-item>
          <text:p text:style-name="P8">Méthode de Deming (Plan-Do-Check-Act) : Le PAQ est inspiré de la méthode de Deming, également connue sous le nom de PDCA (Plan-Do-Check-Act). Cette méthode est un cycle d'amélioration continue qui consiste à planifier les actions à entreprendre, les mettre en œuvre, vérifier les résultats obtenus, et agir en conséquence pour améliorer continuellement la qualité du produit ou du service. Le PAQ doit donc inclure des dispositions pour la planification, la mise en œuvre, la vérification et l'amélioration continue de la qualité tout au long du cycle de vie du produit ou du service.</text:p>
        </text:list-item>
        <text:list-item>
          <text:p text:style-name="P8"><text:soft-page-break/>Contenu du PAQ : Le PAQ doit contenir plusieurs éléments importants, tels qu'un préambule qui explique la raison d'être du PAQ, un sommaire pour faciliter la navigation dans le document, et une description détaillée des activités et tâches du cycle de vie de l'AQL (Assurance Qualité Logicielle). Cela peut inclure les étapes de planification, de conception, de développement, de test, de déploiement et de maintenance du produit ou du service, ainsi que les méthodes d'assurance qualité qui seront utilisées à chaque étape.</text:p>
        </text:list-item>
        <text:list-item>
          <text:p text:style-name="P8">Systèmes de management de la qualité : Le PAQ doit également décrire les systèmes de management de la qualité qui seront mis en place pour garantir la qualité du produit ou du service. Cela peut inclure des normes de qualité, des processus d'audit, des méthodes de mesure et d'analyse de la qualité, ainsi que des procédures de gestion des non-conformités et des actions correctives. Les systèmes de management de la qualité décrits dans le PAQ doivent être cohérents avec les normes de qualité en vigueur et adaptés aux besoins spécifiques du projet.</text:p>
        </text:list-item>
        <text:list-item>
          <text:p text:style-name="P8">Paramètres des enregistrements et des rapports d'AQL : Le PAQ doit spécifier les paramètres des enregistrements et des rapports d'AQL qui seront utilisés pour documenter les activités d'assurance qualité. Cela peut inclure les types d'enregistrements à conserver, les informations à inclure dans les rapports d'AQL, les fréquences d'enregistrement et de rapport, ainsi que les responsabilités associées à la gestion des enregistrements et des rapports d'AQL.</text:p>
        </text:list-item>
        <text:list-item>
          <text:p text:style-name="P8">Développement, documentation et mise à jour du PAQ : Le PAQ doit être développé, documenté et maintenu à jour tout au long du projet. Cela signifie qu'il doit être élaboré dès le début du projet, en prenant en compte les exigences spécifiques du projet et en impliquant les parties prenantes appropriées, telles que le chef de projet logiciel et le spécialiste qualité. Le PAQ doit être documenté de manière claire et complète, afin qu'il puisse servir de référence pour les activités d'assurance qualité tout au long du projet. Il doit également être régulièrement mis à jour pour refléter les changements éventuels dans les exigences contractuelles, les processus de gestion de la qualité ou d'autres éléments pertinents du projet.</text:p>
        </text:list-item>
      </text:list>
      <text:p text:style-name="Text_20_body">En résumé, le Plan d'Assurance Qualité (PAQ) est un document clé qui décrit les dispositions spécifiques mises en place pour garantir la qualité d'un produit ou d'un service. Il est inspiré de la méthode de Deming (Plan-Do-Check-Act) et doit contenir un préambule, un sommaire, détailler les activités et tâches du cycle de vie de l'AQL, décrire les systèmes de management de la qualité et spécifier les paramètres des enregistrements et des rapports d'AQL. Le PAQ est généralement de la responsabilité du chef de projet logiciel, mais peut être soutenu par un spécialiste qualité. Il doit être développé, documenté et maintenu à jour tout au long du projet pour garantir que les exigences contractuelles en matière de qualité sont respectées.</text:p>
      <text:list xml:id="list93842866311356" text:continue-numbering="true" text:style-name="L5">
        <text:list-header>
          <text:p text:style-name="P8"/>
        </text:list-header>
      </text:list>
      <text:p text:style-name="P2"/>
      <text:p text:style-name="P3">Doc 5</text:p>
      <text:p text:style-name="P2">La gestion de la planification selon CMMi, qui fait référence au Capability Maturity Model Integration, est un ensemble de bonnes pratiques pour gérer la planification de projets de manière efficace. Elle se compose de deux phases principales : l'estimation et l'organisation.</text:p>
      <text:p text:style-name="Text_20_body">L'estimation est le processus d'évaluation de la taille, de l'effort, des coûts et des ressources nécessaires pour mener à bien un projet. Elle peut être réalisée en utilisant différentes méthodes, telles que l'approche bottom-up, où les estimations sont élaborées à partir du niveau de détail des tâches individuelles, ou l'approche top-down, où les estimations sont basées sur une vision globale du projet. Il est important de prendre en compte les pièges courants de l'estimation des charges, tels que le biais optimiste ou pessimiste, et d'ajuster les estimations à différents stades du projet pour réduire l'incertitude.</text:p>
      <text:p text:style-name="Text_20_body">L'organisation, quant à elle, se concentre sur la planification globale du projet, y compris la planification du calendrier, l'identification des dépendances et des risques, la détermination des exigences de suivi et de reporting, la création du plan de développement (PAQ) et d'autres plans nécessaires, ainsi que la revue interne et externe des plans. La communication et la référencement des plans sont également des étapes importantes dans le processus de planification.</text:p>
      <text:p text:style-name="Text_20_body">La gestion de la planification est essentielle pour assurer le succès d'un projet, car elle permet d'établir des prévisions réalistes et de s'assurer que les ressources nécessaires sont disponibles en temps voulu. L'utilisation d'outils tels que Microsoft Excel et Microsoft Project peut faciliter la gestion de la planification en permettant de suivre et de visualiser les différentes tâches, les dépendances et les ressources du projet.</text:p>
      <text:p text:style-name="Text_20_body">En résumé, la gestion de la planification selon CMMi implique l'estimation réaliste des charges et des ressources nécessaires pour un projet, ainsi que l'organisation globale du projet en créant des plans, en identifiant les dépendances et les risques, et en assurant une communication efficace. Elle est cruciale pour assurer le succès d'un projet et peut être facilitée par l'utilisation d'outils de gestion de projet approprié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08:34:20.767271304</meta:creation-date>
    <dc:date>2023-04-06T09:38:41.396629109</dc:date>
    <meta:editing-duration>PT1H4M21S</meta:editing-duration>
    <meta:editing-cycles>1</meta:editing-cycles>
    <meta:document-statistic meta:table-count="0" meta:image-count="0" meta:object-count="0" meta:page-count="7" meta:paragraph-count="56" meta:word-count="3510" meta:character-count="22629" meta:non-whitespace-character-count="19192"/>
    <meta:generator>LibreOffice/7.4.6.2$Linux_X86_64 LibreOffice_project/40$Build-2</meta:generator>
  </office:meta>
</office:document-meta>
</file>